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3.84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21.265cm" svg:height="12.48cm" svg:x="24.334cm" svg:y="1.228cm">
            <draw:object draw:notify-on-update-of-ranges="Tabelle1.A9:Tabelle1.A42 Tabelle1.B3:Tabelle1.B3 Tabelle1.B9:Tabelle1.B42 Tabelle1.A9:Tabelle1.A42 Tabelle1.C3:Tabelle1.C3 Tabelle1.C9:Tabelle1.C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.42cm" svg:height="8.774cm" svg:x="5.852cm" svg:y="2.107cm">
            <draw:object draw:notify-on-update-of-ranges="Tabelle1.A9:Tabelle1.A42 Tabelle1.D3:Tabelle1.D3 Tabelle1.D9:Tabelle1.D42 Tabelle1.A9:Tabelle1.A42 Tabelle1.E3:Tabelle1.E3 Tabelle1.E9:Tabelle1.E4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86cm" svg:x="18.2cm" svg:y="13.414cm">
            <draw:object draw:notify-on-update-of-ranges="Tabelle1.A50:Tabelle1.A50 Tabelle1.B50:Tabelle1.W50 Tabelle1.A52:Tabelle1.A52 Tabelle1.B52:Tabelle1.W52 Tabelle1.A50:Tabelle1.A50 Tabelle1.B50:Tabelle1.W50 Tabelle1.A53:Tabelle1.A53 Tabelle1.B53:Tabelle1.W5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9" table:default-cell-style-name="Default"/>
        <table:table-row table:style-name="ro1">
          <table:table-cell table:style-name="ce1" office:value-type="string" table:number-columns-spanned="3" table:number-rows-spanned="1">
            <text:p>IR Analyse</text:p>
          </table:table-cell>
          <table:covered-table-cell table:number-columns-repeated="2"/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Abstand (mm)</text:p>
          </table:table-cell>
          <table:table-cell office:value-type="string">
            <text:p>Roh Daten</text:p>
          </table:table-cell>
          <table:table-cell office:value-type="string">
            <text:p>Gefilterte Daten</text:p>
          </table:table-cell>
          <table:table-cell office:value-type="string">
            <text:p>log(roh Daten)</text:p>
          </table:table-cell>
          <table:table-cell office:value-type="string">
            <text:p>log(gefiltert)</text:p>
          </table:table-cell>
          <table:table-cell table:number-columns-repeated="18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LOG([.B4];10)" office:value-type="float" office:value="0.954242509439325">
            <text:p>0,9542425094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LOG([.B5];10)" office:value-type="float" office:value="0.954242509439325">
            <text:p>0,9542425094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LOG([.B6];10)" office:value-type="float" office:value="0.954242509439325">
            <text:p>0,9542425094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LOG([.B7];10)" office:value-type="float" office:value="0.954242509439325">
            <text:p>0,9542425094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LOG([.B8];10)" office:value-type="float" office:value="0.954242509439325">
            <text:p>0,9542425094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LOG([.B9];10)" office:value-type="float" office:value="0.954242509439325">
            <text:p>0,9542425094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LOG([.B10];10)" office:value-type="float" office:value="0.954242509439325">
            <text:p>0,9542425094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LOG([.B11];10)" office:value-type="float" office:value="0.954242509439325">
            <text:p>0,9542425094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LOG([.B12];10)" office:value-type="float" office:value="0.954242509439325">
            <text:p>0,9542425094</text:p>
          </table:table-cell>
          <table:table-cell table:formula="of:=LOG([.C12:.C50];10)"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LOG([.B13];10)" office:value-type="float" office:value="1">
            <text:p>1</text:p>
          </table:table-cell>
          <table:table-cell table:formula="of:=LOG([.C13:.C51];10)"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LOG([.B14];10)" office:value-type="float" office:value="1">
            <text:p>1</text:p>
          </table:table-cell>
          <table:table-cell table:formula="of:=LOG([.C14:.C52];10)" office:value-type="float" office:value="0.301029995663981">
            <text:p>0,3010299957</text:p>
          </table:table-cell>
          <table:table-cell table:number-columns-repeated="1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LOG([.B15];10)" office:value-type="float" office:value="1.04139268515823">
            <text:p>1,0413926852</text:p>
          </table:table-cell>
          <table:table-cell table:formula="of:=LOG([.C15:.C53];10)" office:value-type="float" office:value="0.477121254719662">
            <text:p>0,4771212547</text:p>
          </table:table-cell>
          <table:table-cell table:number-columns-repeated="18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LOG([.B16];10)" office:value-type="float" office:value="1.07918124604762">
            <text:p>1,079181246</text:p>
          </table:table-cell>
          <table:table-cell table:formula="of:=LOG([.C16:.C54];10)" office:value-type="float" office:value="0.477121254719662">
            <text:p>0,4771212547</text:p>
          </table:table-cell>
          <table:table-cell table:number-columns-repeated="1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LOG([.B17];10)" office:value-type="float" office:value="1.07918124604762">
            <text:p>1,079181246</text:p>
          </table:table-cell>
          <table:table-cell table:formula="of:=LOG([.C17:.C55];10)" office:value-type="float" office:value="0.602059991327962">
            <text:p>0,6020599913</text:p>
          </table:table-cell>
          <table:table-cell table:number-columns-repeated="1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LOG([.B18];10)" office:value-type="float" office:value="1.11394335230684">
            <text:p>1,1139433523</text:p>
          </table:table-cell>
          <table:table-cell table:formula="of:=LOG([.C18:.C56];10)" office:value-type="float" office:value="0.698970004336019">
            <text:p>0,6989700043</text:p>
          </table:table-cell>
          <table:table-cell table:number-columns-repeated="1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LOG([.B19];10)" office:value-type="float" office:value="1.14612803567824">
            <text:p>1,1461280357</text:p>
          </table:table-cell>
          <table:table-cell table:formula="of:=LOG([.C19:.C57];10)" office:value-type="float" office:value="0.778151250383644">
            <text:p>0,7781512504</text:p>
          </table:table-cell>
          <table:table-cell table:number-columns-repeated="1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LOG([.B20];10)" office:value-type="float" office:value="1.17609125905568">
            <text:p>1,1760912591</text:p>
          </table:table-cell>
          <table:table-cell table:formula="of:=LOG([.C20:.C58];10)" office:value-type="float" office:value="0.845098040014257">
            <text:p>0,84509804</text:p>
          </table:table-cell>
          <table:table-cell table:number-columns-repeated="1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LOG([.B21];10)" office:value-type="float" office:value="1.20411998265592">
            <text:p>1,2041199827</text:p>
          </table:table-cell>
          <table:table-cell table:formula="of:=LOG([.C21:.C59];10)" office:value-type="float" office:value="0.954242509439325">
            <text:p>0,9542425094</text:p>
          </table:table-cell>
          <table:table-cell table:number-columns-repeated="1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LOG([.B22];10)" office:value-type="float" office:value="1.25527250510331">
            <text:p>1,2552725051</text:p>
          </table:table-cell>
          <table:table-cell table:formula="of:=LOG([.C22:.C60];10)" office:value-type="float" office:value="1.04139268515823">
            <text:p>1,0413926852</text:p>
          </table:table-cell>
          <table:table-cell table:number-columns-repeated="1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LOG([.B23];10)" office:value-type="float" office:value="1.32221929473392">
            <text:p>1,3222192947</text:p>
          </table:table-cell>
          <table:table-cell table:formula="of:=LOG([.C23:.C61];10)" office:value-type="float" office:value="1.11394335230684">
            <text:p>1,1139433523</text:p>
          </table:table-cell>
          <table:table-cell table:number-columns-repeated="1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LOG([.B24];10)" office:value-type="float" office:value="1.38021124171161">
            <text:p>1,3802112417</text:p>
          </table:table-cell>
          <table:table-cell table:formula="of:=LOG([.C24:.C62];10)" office:value-type="float" office:value="1.23044892137827">
            <text:p>1,2304489214</text:p>
          </table:table-cell>
          <table:table-cell table:number-columns-repeated="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table:formula="of:=LOG([.B25];10)" office:value-type="float" office:value="1.46239799789896">
            <text:p>1,4623979979</text:p>
          </table:table-cell>
          <table:table-cell table:formula="of:=LOG([.C25:.C63];10)" office:value-type="float" office:value="1.34242268082221">
            <text:p>1,3424226808</text:p>
          </table:table-cell>
          <table:table-cell table:number-columns-repeated="1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table:formula="of:=LOG([.B26];10)" office:value-type="float" office:value="1.51851393987789">
            <text:p>1,5185139399</text:p>
          </table:table-cell>
          <table:table-cell table:formula="of:=LOG([.C26:.C64];10)" office:value-type="float" office:value="1.41497334797082">
            <text:p>1,414973348</text:p>
          </table:table-cell>
          <table:table-cell table:number-columns-repeated="1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table:formula="of:=LOG([.B27];10)" office:value-type="float" office:value="1.57978359661681">
            <text:p>1,5797835966</text:p>
          </table:table-cell>
          <table:table-cell table:formula="of:=LOG([.C27:.C65];10)" office:value-type="float" office:value="1.49136169383427">
            <text:p>1,4913616938</text:p>
          </table:table-cell>
          <table:table-cell table:number-columns-repeated="1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table:formula="of:=LOG([.B28];10)" office:value-type="float" office:value="1.64345267648619">
            <text:p>1,6434526765</text:p>
          </table:table-cell>
          <table:table-cell table:formula="of:=LOG([.C28:.C66];10)" office:value-type="float" office:value="1.56820172406699">
            <text:p>1,5682017241</text:p>
          </table:table-cell>
          <table:table-cell table:number-columns-repeated="1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46">
            <text:p>46</text:p>
          </table:table-cell>
          <table:table-cell table:formula="of:=LOG([.B29];10)" office:value-type="float" office:value="1.72427586960079">
            <text:p>1,7242758696</text:p>
          </table:table-cell>
          <table:table-cell table:formula="of:=LOG([.C29:.C67];10)" office:value-type="float" office:value="1.66275783168157">
            <text:p>1,6627578317</text:p>
          </table:table-cell>
          <table:table-cell table:number-columns-repeated="1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table:formula="of:=LOG([.B30];10)" office:value-type="float" office:value="1.77815125038364">
            <text:p>1,7781512504</text:p>
          </table:table-cell>
          <table:table-cell table:formula="of:=LOG([.C30:.C68];10)" office:value-type="float" office:value="1.72427586960079">
            <text:p>1,7242758696</text:p>
          </table:table-cell>
          <table:table-cell table:number-columns-repeated="1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table:formula="of:=LOG([.B31];10)" office:value-type="float" office:value="1.82607480270083">
            <text:p>1,8260748027</text:p>
          </table:table-cell>
          <table:table-cell table:formula="of:=LOG([.C31:.C69];10)" office:value-type="float" office:value="1.77815125038364">
            <text:p>1,7781512504</text:p>
          </table:table-cell>
          <table:table-cell table:number-columns-repeated="1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table:formula="of:=LOG([.B32];10)" office:value-type="float" office:value="1.89209460269048">
            <text:p>1,8920946027</text:p>
          </table:table-cell>
          <table:table-cell table:formula="of:=LOG([.C32:.C70];10)" office:value-type="float" office:value="1.85125834871908">
            <text:p>1,8512583487</text:p>
          </table:table-cell>
          <table:table-cell table:number-columns-repeated="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  <table:table-cell table:formula="of:=LOG([.B33];10)" office:value-type="float" office:value="1.95904139232109">
            <text:p>1,9590413923</text:p>
          </table:table-cell>
          <table:table-cell table:formula="of:=LOG([.C33:.C71];10)" office:value-type="float" office:value="1.92427928606188">
            <text:p>1,9242792861</text:p>
          </table:table-cell>
          <table:table-cell table:number-columns-repeated="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1">
            <text:p>111</text:p>
          </table:table-cell>
          <table:table-cell office:value-type="float" office:value="104">
            <text:p>104</text:p>
          </table:table-cell>
          <table:table-cell table:formula="of:=LOG([.B34];10)" office:value-type="float" office:value="2.04532297878666">
            <text:p>2,0453229788</text:p>
          </table:table-cell>
          <table:table-cell table:formula="of:=LOG([.C34:.C72];10)" office:value-type="float" office:value="2.01703333929878">
            <text:p>2,0170333393</text:p>
          </table:table-cell>
          <table:table-cell table:number-columns-repeated="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4">
            <text:p>134</text:p>
          </table:table-cell>
          <table:table-cell office:value-type="float" office:value="127">
            <text:p>127</text:p>
          </table:table-cell>
          <table:table-cell table:formula="of:=LOG([.B35];10)" office:value-type="float" office:value="2.12710479836481">
            <text:p>2,1271047984</text:p>
          </table:table-cell>
          <table:table-cell table:formula="of:=LOG([.C35:.C73];10)" office:value-type="float" office:value="2.10380372095596">
            <text:p>2,103803721</text:p>
          </table:table-cell>
          <table:table-cell table:number-columns-repeated="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2">
            <text:p>172</text:p>
          </table:table-cell>
          <table:table-cell office:value-type="float" office:value="165">
            <text:p>165</text:p>
          </table:table-cell>
          <table:table-cell table:formula="of:=LOG([.B36];10)" office:value-type="float" office:value="2.23552844690755">
            <text:p>2,2355284469</text:p>
          </table:table-cell>
          <table:table-cell table:formula="of:=LOG([.C36:.C74];10)" office:value-type="float" office:value="2.21748394421391">
            <text:p>2,2174839442</text:p>
          </table:table-cell>
          <table:table-cell table:number-columns-repeated="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3">
            <text:p>223</text:p>
          </table:table-cell>
          <table:table-cell office:value-type="float" office:value="216">
            <text:p>216</text:p>
          </table:table-cell>
          <table:table-cell table:formula="of:=LOG([.B37];10)" office:value-type="float" office:value="2.34830486304816">
            <text:p>2,348304863</text:p>
          </table:table-cell>
          <table:table-cell table:formula="of:=LOG([.C37:.C75];10)" office:value-type="float" office:value="2.33445375115093">
            <text:p>2,3344537512</text:p>
          </table:table-cell>
          <table:table-cell table:number-columns-repeated="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 table:formula="of:=LOG([.B38];10)" office:value-type="float" office:value="2.40654018043395">
            <text:p>2,4065401804</text:p>
          </table:table-cell>
          <table:table-cell table:formula="of:=LOG([.C38:.C76];10)" office:value-type="float" office:value="2.39619934709574">
            <text:p>2,3961993471</text:p>
          </table:table-cell>
          <table:table-cell table:number-columns-repeated="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 table:formula="of:=LOG([.B39];10)" office:value-type="float" office:value="2.40654018043395">
            <text:p>2,4065401804</text:p>
          </table:table-cell>
          <table:table-cell table:formula="of:=LOG([.C39:.C77];10)" office:value-type="float" office:value="2.39619934709574">
            <text:p>2,3961993471</text:p>
          </table:table-cell>
          <table:table-cell table:number-columns-repeated="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 table:formula="of:=LOG([.B40];10)" office:value-type="float" office:value="2.40654018043395">
            <text:p>2,4065401804</text:p>
          </table:table-cell>
          <table:table-cell table:formula="of:=LOG([.C40:.C78];10)" office:value-type="float" office:value="2.39619934709574">
            <text:p>2,3961993471</text:p>
          </table:table-cell>
          <table:table-cell table:number-columns-repeated="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 table:formula="of:=LOG([.B41];10)" office:value-type="float" office:value="2.40654018043395">
            <text:p>2,4065401804</text:p>
          </table:table-cell>
          <table:table-cell table:formula="of:=LOG([.C41:.C79];10)" office:value-type="float" office:value="2.39619934709574">
            <text:p>2,3961993471</text:p>
          </table:table-cell>
          <table:table-cell table:number-columns-repeated="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 table:formula="of:=LOG([.B42];10)" office:value-type="float" office:value="2.40654018043395">
            <text:p>2,4065401804</text:p>
          </table:table-cell>
          <table:table-cell table:formula="of:=LOG([.C42:.C80];10)" office:value-type="float" office:value="2.39619934709574">
            <text:p>2,3961993471</text:p>
          </table:table-cell>
          <table:table-cell table:number-columns-repeated="18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office:value-type="string">
            <text:p>Abstand (mm)</text:p>
          </table:table-cell>
          <table:table-cell office:value-type="float" office:value="220">
            <text:p>220</text:p>
          </table:table-cell>
          <table:table-cell office:value-type="float" office:value="210">
            <text:p>210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160">
            <text:p>160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Mittelwert</text:p>
          </table:table-cell>
          <table:table-cell table:formula="of:=AVERAGE([.B56:.B94])" office:value-type="float" office:value="27.1538461538462">
            <text:p>27,1538461538</text:p>
          </table:table-cell>
          <table:table-cell table:formula="of:=AVERAGE([.C56:.C94])" office:value-type="float" office:value="26.5128205128205">
            <text:p>26,5128205128</text:p>
          </table:table-cell>
          <table:table-cell table:formula="of:=AVERAGE([.D56:.D94])" office:value-type="float" office:value="36.1025641025641">
            <text:p>36,1025641026</text:p>
          </table:table-cell>
          <table:table-cell table:formula="of:=AVERAGE([.E56:.E94])" office:value-type="float" office:value="40.974358974359">
            <text:p>40,9743589744</text:p>
          </table:table-cell>
          <table:table-cell table:formula="of:=AVERAGE([.F56:.F94])" office:value-type="float" office:value="47.1282051282051">
            <text:p>47,1282051282</text:p>
          </table:table-cell>
          <table:table-cell table:formula="of:=AVERAGE([.G56:.G94])" office:value-type="float" office:value="56.4358974358974">
            <text:p>56,4358974359</text:p>
          </table:table-cell>
          <table:table-cell table:formula="of:=AVERAGE([.H56:.H94])" office:value-type="float" office:value="62.8717948717949">
            <text:p>62,8717948718</text:p>
          </table:table-cell>
          <table:table-cell table:formula="of:=AVERAGE([.I56:.I94])" office:value-type="float" office:value="71.6923076923077">
            <text:p>71,6923076923</text:p>
          </table:table-cell>
          <table:table-cell table:formula="of:=AVERAGE([.J56:.J94])" office:value-type="float" office:value="80.4871794871795">
            <text:p>80,4871794872</text:p>
          </table:table-cell>
          <table:table-cell table:formula="of:=AVERAGE([.K56:.K94])" office:value-type="float" office:value="87.4615384615385">
            <text:p>87,4615384615</text:p>
          </table:table-cell>
          <table:table-cell table:formula="of:=AVERAGE([.L56:.L94])" office:value-type="float" office:value="95.6666666666667">
            <text:p>95,6666666667</text:p>
          </table:table-cell>
          <table:table-cell table:formula="of:=AVERAGE([.M56:.M94])" office:value-type="float" office:value="103.435897435897">
            <text:p>103,4358974359</text:p>
          </table:table-cell>
          <table:table-cell table:formula="of:=AVERAGE([.N56:.N94])" office:value-type="float" office:value="111.512820512821">
            <text:p>111,5128205128</text:p>
          </table:table-cell>
          <table:table-cell table:formula="of:=AVERAGE([.O56:.O94])" office:value-type="float" office:value="121.538461538462">
            <text:p>121,5384615385</text:p>
          </table:table-cell>
          <table:table-cell table:formula="of:=AVERAGE([.P56:.P94])" office:value-type="float" office:value="130.512820512821">
            <text:p>130,5128205128</text:p>
          </table:table-cell>
          <table:table-cell table:formula="of:=AVERAGE([.Q56:.Q94])" office:value-type="float" office:value="140.923076923077">
            <text:p>140,9230769231</text:p>
          </table:table-cell>
          <table:table-cell table:formula="of:=AVERAGE([.R56:.R94])" office:value-type="float" office:value="152.307692307692">
            <text:p>152,3076923077</text:p>
          </table:table-cell>
          <table:table-cell table:formula="of:=AVERAGE([.S56:.S94])" office:value-type="float" office:value="166">
            <text:p>166</text:p>
          </table:table-cell>
          <table:table-cell table:formula="of:=AVERAGE([.T56:.T94])" office:value-type="float" office:value="181.974358974359">
            <text:p>181,9743589744</text:p>
          </table:table-cell>
          <table:table-cell table:formula="of:=AVERAGE([.U56:.U94])" office:value-type="float" office:value="202">
            <text:p>202</text:p>
          </table:table-cell>
          <table:table-cell table:formula="of:=AVERAGE([.V56:.V94])" office:value-type="float" office:value="233">
            <text:p>233</text:p>
          </table:table-cell>
          <table:table-cell table:formula="of:=AVERAGE([.W56:.W94])" office:value-type="float" office:value="253">
            <text:p>253</text:p>
          </table:table-cell>
        </table:table-row>
        <table:table-row table:style-name="ro1">
          <table:table-cell office:value-type="string">
            <text:p>Standartabweichung</text:p>
          </table:table-cell>
          <table:table-cell table:formula="of:=STDEV([.B56:.B94])" office:value-type="float" office:value="10.764313510119">
            <text:p>10,7643135101</text:p>
          </table:table-cell>
          <table:table-cell table:formula="of:=STDEV([.C56:.C94])" office:value-type="float" office:value="10.8648922654862">
            <text:p>10,8648922655</text:p>
          </table:table-cell>
          <table:table-cell table:formula="of:=STDEV([.D56:.D94])" office:value-type="float" office:value="10.1716708553317">
            <text:p>10,1716708553</text:p>
          </table:table-cell>
          <table:table-cell table:formula="of:=STDEV([.E56:.E94])" office:value-type="float" office:value="8.60993055625513">
            <text:p>8,6099305563</text:p>
          </table:table-cell>
          <table:table-cell table:formula="of:=STDEV([.F56:.F94])" office:value-type="float" office:value="6.32530210295581">
            <text:p>6,325302103</text:p>
          </table:table-cell>
          <table:table-cell table:formula="of:=STDEV([.G56:.G94])" office:value-type="float" office:value="6.64432829678964">
            <text:p>6,6443282968</text:p>
          </table:table-cell>
          <table:table-cell table:formula="of:=STDEV([.H56:.H94])" office:value-type="float" office:value="5.4006797193038">
            <text:p>5,4006797193</text:p>
          </table:table-cell>
          <table:table-cell table:formula="of:=STDEV([.I56:.I94])" office:value-type="float" office:value="5.97870715717496">
            <text:p>5,9787071572</text:p>
          </table:table-cell>
          <table:table-cell table:formula="of:=STDEV([.J56:.J94])" office:value-type="float" office:value="3.05968518222137">
            <text:p>3,0596851822</text:p>
          </table:table-cell>
          <table:table-cell table:formula="of:=STDEV([.K56:.K94])" office:value-type="float" office:value="2.82699537212357">
            <text:p>2,8269953721</text:p>
          </table:table-cell>
          <table:table-cell table:formula="of:=STDEV([.L56:.L94])" office:value-type="float" office:value="2.18045544896296">
            <text:p>2,180455449</text:p>
          </table:table-cell>
          <table:table-cell table:formula="of:=STDEV([.M56:.M94])" office:value-type="float" office:value="2.35969301967407">
            <text:p>2,3596930197</text:p>
          </table:table-cell>
          <table:table-cell table:formula="of:=STDEV([.N56:.N94])" office:value-type="float" office:value="2.97243294707068">
            <text:p>2,9724329471</text:p>
          </table:table-cell>
          <table:table-cell table:formula="of:=STDEV([.O56:.O94])" office:value-type="float" office:value="1.02202466357494">
            <text:p>1,0220246636</text:p>
          </table:table-cell>
          <table:table-cell table:formula="of:=STDEV([.P56:.P94])" office:value-type="float" office:value="0.969856062890802">
            <text:p>0,9698560629</text:p>
          </table:table-cell>
          <table:table-cell table:formula="of:=STDEV([.Q56:.Q94])" office:value-type="float" office:value="0.532354026674542">
            <text:p>0,5323540267</text:p>
          </table:table-cell>
          <table:table-cell table:formula="of:=STDEV([.R56:.R94])" office:value-type="float" office:value="0.569110393224472">
            <text:p>0,5691103932</text:p>
          </table:table-cell>
          <table:table-cell table:formula="of:=STDEV([.S56:.S94])" office:value-type="float" office:value="0.229415733870562">
            <text:p>0,2294157339</text:p>
          </table:table-cell>
          <table:table-cell table:formula="of:=STDEV([.T56:.T94])" office:value-type="float" office:value="0.160128153805087">
            <text:p>0,1601281538</text:p>
          </table:table-cell>
          <table:table-cell table:formula="of:=STDEV([.U56:.U94])" office:value-type="float" office:value="0">
            <text:p>0</text:p>
          </table:table-cell>
          <table:table-cell table:formula="of:=STDEV([.V56:.V94])" office:value-type="float" office:value="0">
            <text:p>0</text:p>
          </table:table-cell>
          <table:table-cell table:formula="of:=STDEV([.W56:.W94])" office:value-type="float" office:value="0">
            <text:p>0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Daten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102">
            <text:p>102</text:p>
          </table:table-cell>
          <table:table-cell office:value-type="float" office:value="111">
            <text:p>111</text:p>
          </table:table-cell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12">
            <text:p>112</text:p>
          </table:table-cell>
          <table:table-cell office:value-type="float" office:value="121">
            <text:p>121</text:p>
          </table:table-cell>
          <table:table-cell office:value-type="float" office:value="132">
            <text:p>132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104">
            <text:p>104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office:value-type="float" office:value="131">
            <text:p>131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  <table:table-cell office:value-type="float" office:value="121">
            <text:p>121</text:p>
          </table:table-cell>
          <table:table-cell office:value-type="float" office:value="131">
            <text:p>131</text:p>
          </table:table-cell>
          <table:table-cell office:value-type="float" office:value="141">
            <text:p>141</text:p>
          </table:table-cell>
          <table:table-cell office:value-type="float" office:value="153">
            <text:p>153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121">
            <text:p>121</text:p>
          </table:table-cell>
          <table:table-cell office:value-type="float" office:value="130">
            <text:p>130</text:p>
          </table:table-cell>
          <table:table-cell office:value-type="float" office:value="141">
            <text:p>141</text:p>
          </table:table-cell>
          <table:table-cell office:value-type="float" office:value="154">
            <text:p>154</text:p>
          </table:table-cell>
          <table:table-cell office:value-type="float" office:value="167">
            <text:p>167</text:p>
          </table:table-cell>
          <table:table-cell office:value-type="float" office:value="181">
            <text:p>181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14">
            <text:p>114</text:p>
          </table:table-cell>
          <table:table-cell office:value-type="float" office:value="122">
            <text:p>122</text:p>
          </table:table-cell>
          <table:table-cell office:value-type="float" office:value="131">
            <text:p>131</text:p>
          </table:table-cell>
          <table:table-cell office:value-type="float" office:value="140">
            <text:p>140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 office:value-type="float" office:value="121">
            <text:p>121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53">
            <text:p>153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 office:value-type="float" office:value="129">
            <text:p>129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2" office:value-type="float" office:value="57">
            <text:p>57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office:value-type="float" office:value="131">
            <text:p>131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table:number-columns-repeated="2" office:value-type="float" office:value="29">
            <text:p>29</text:p>
          </table:table-cell>
          <table:table-cell table:number-columns-repeated="2"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office:value-type="float" office:value="112">
            <text:p>112</text:p>
          </table:table-cell>
          <table:table-cell office:value-type="float" office:value="122">
            <text:p>122</text:p>
          </table:table-cell>
          <table:table-cell office:value-type="float" office:value="131">
            <text:p>131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121">
            <text:p>121</text:p>
          </table:table-cell>
          <table:table-cell office:value-type="float" office:value="131">
            <text:p>131</text:p>
          </table:table-cell>
          <table:table-cell office:value-type="float" office:value="141">
            <text:p>141</text:p>
          </table:table-cell>
          <table:table-cell office:value-type="float" office:value="153">
            <text:p>153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office:value-type="float" office:value="123">
            <text:p>123</text:p>
          </table:table-cell>
          <table:table-cell office:value-type="float" office:value="129">
            <text:p>129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04">
            <text:p>104</text:p>
          </table:table-cell>
          <table:table-cell office:value-type="float" office:value="98">
            <text:p>98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121">
            <text:p>121</text:p>
          </table:table-cell>
          <table:table-cell office:value-type="float" office:value="131">
            <text:p>131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104">
            <text:p>104</text:p>
          </table:table-cell>
          <table:table-cell office:value-type="float" office:value="113">
            <text:p>113</text:p>
          </table:table-cell>
          <table:table-cell office:value-type="float" office:value="123">
            <text:p>123</text:p>
          </table:table-cell>
          <table:table-cell office:value-type="float" office:value="130">
            <text:p>130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86">
            <text:p>86</text:p>
          </table:table-cell>
          <table:table-cell office:value-type="float" office:value="98">
            <text:p>98</text:p>
          </table:table-cell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float" office:value="141">
            <text:p>141</text:p>
          </table:table-cell>
          <table:table-cell office:value-type="float" office:value="153">
            <text:p>153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12">
            <text:p>112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12">
            <text:p>112</text:p>
          </table:table-cell>
          <table:table-cell office:value-type="float" office:value="123">
            <text:p>123</text:p>
          </table:table-cell>
          <table:table-cell office:value-type="float" office:value="131">
            <text:p>131</text:p>
          </table:table-cell>
          <table:table-cell office:value-type="float" office:value="141">
            <text:p>141</text:p>
          </table:table-cell>
          <table:table-cell office:value-type="float" office:value="153">
            <text:p>153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table:number-columns-repeated="2" office:value-type="float" office:value="83">
            <text:p>83</text:p>
          </table:table-cell>
          <table:table-cell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 office:value-type="float" office:value="120">
            <text:p>120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office:value-type="float" office:value="104">
            <text:p>104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office:value-type="float" office:value="129">
            <text:p>129</text:p>
          </table:table-cell>
          <table:table-cell office:value-type="float" office:value="142">
            <text:p>142</text:p>
          </table:table-cell>
          <table:table-cell office:value-type="float" office:value="153">
            <text:p>153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office:value-type="float" office:value="124">
            <text:p>124</text:p>
          </table:table-cell>
          <table:table-cell office:value-type="float" office:value="130">
            <text:p>130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121">
            <text:p>121</text:p>
          </table:table-cell>
          <table:table-cell office:value-type="float" office:value="132">
            <text:p>132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float" office:value="108">
            <text:p>108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131">
            <text:p>131</text:p>
          </table:table-cell>
          <table:table-cell office:value-type="float" office:value="142">
            <text:p>142</text:p>
          </table:table-cell>
          <table:table-cell office:value-type="float" office:value="153">
            <text:p>153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122">
            <text:p>122</text:p>
          </table:table-cell>
          <table:table-cell office:value-type="float" office:value="131">
            <text:p>131</text:p>
          </table:table-cell>
          <table:table-cell office:value-type="float" office:value="141">
            <text:p>141</text:p>
          </table:table-cell>
          <table:table-cell office:value-type="float" office:value="153">
            <text:p>153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 office:value-type="float" office:value="111">
            <text:p>111</text:p>
          </table:table-cell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14">
            <text:p>114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office:value-type="float" office:value="141">
            <text:p>141</text:p>
          </table:table-cell>
          <table:table-cell office:value-type="float" office:value="153">
            <text:p>153</text:p>
          </table:table-cell>
          <table:table-cell office:value-type="float" office:value="165">
            <text:p>165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table:number-columns-repeated="2"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office:value-type="float" office:value="131">
            <text:p>131</text:p>
          </table:table-cell>
          <table:table-cell office:value-type="float" office:value="141">
            <text:p>141</text:p>
          </table:table-cell>
          <table:table-cell office:value-type="float" office:value="153">
            <text:p>153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 office:value-type="float" office:value="113">
            <text:p>113</text:p>
          </table:table-cell>
          <table:table-cell office:value-type="float" office:value="121">
            <text:p>121</text:p>
          </table:table-cell>
          <table:table-cell office:value-type="float" office:value="131">
            <text:p>131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office:value-type="float" office:value="122">
            <text:p>122</text:p>
          </table:table-cell>
          <table:table-cell office:value-type="float" office:value="131">
            <text:p>131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 office:value-type="float" office:value="121">
            <text:p>121</text:p>
          </table:table-cell>
          <table:table-cell office:value-type="float" office:value="131">
            <text:p>131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table:number-columns-repeated="2"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122">
            <text:p>122</text:p>
          </table:table-cell>
          <table:table-cell office:value-type="float" office:value="131">
            <text:p>131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table:number-columns-repeated="2" office:value-type="float" office:value="67">
            <text:p>67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122">
            <text:p>122</text:p>
          </table:table-cell>
          <table:table-cell office:value-type="float" office:value="133">
            <text:p>133</text:p>
          </table:table-cell>
          <table:table-cell office:value-type="float" office:value="140">
            <text:p>140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  <table:table-cell office:value-type="float" office:value="119">
            <text:p>119</text:p>
          </table:table-cell>
          <table:table-cell office:value-type="float" office:value="131">
            <text:p>131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float" office:value="111">
            <text:p>111</text:p>
          </table:table-cell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table:number-columns-repeated="2"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141">
            <text:p>141</text:p>
          </table:table-cell>
          <table:table-cell office:value-type="float" office:value="153">
            <text:p>153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 office:value-type="float" office:value="121">
            <text:p>121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122">
            <text:p>122</text:p>
          </table:table-cell>
          <table:table-cell office:value-type="float" office:value="131">
            <text:p>131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21">
            <text:p>121</text:p>
          </table:table-cell>
          <table:table-cell office:value-type="float" office:value="129">
            <text:p>129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table:number-columns-repeated="4"/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/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/>
          <table:table-cell office:value-type="float" office:value="112">
            <text:p>112</text:p>
          </table:table-cell>
          <table:table-cell office:value-type="float" office:value="121">
            <text:p>121</text:p>
          </table:table-cell>
          <table:table-cell office:value-type="float" office:value="131">
            <text:p>131</text:p>
          </table:table-cell>
          <table:table-cell office:value-type="float" office:value="140">
            <text:p>140</text:p>
          </table:table-cell>
          <table:table-cell/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text>0cm</number:text>
    </number:number-style>
    <number:number-style style:name="N109">
      <number:text>0.0 cm</number:text>
    </number:number-style>
    <number:currency-style style:name="N110">
      <number:number number:decimal-places="0" number:min-integer-digits="1"/>
      <number:text> </number:text>
      <number:currency-symbol>mm</number:currency-symbol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.00.0000</text:date>, <text:time style:data-style-name="N2" text:time-value="0000-00-00T11:16:48.3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9T09:32:53.43</meta:creation-date>
    <dc:date>2013-09-25T12:32:41.95</dc:date>
    <meta:editing-duration>PT8H3M59S</meta:editing-duration>
    <meta:editing-cycles>2</meta:editing-cycles>
    <meta:generator>LibreOffice/4.0.4.2$Windows_x86 LibreOffice_project/9e9821abd0ffdbc09cd8c52eaa574fa09eb08f2</meta:generator>
    <meta:document-statistic meta:table-count="1" meta:cell-count="11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2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66cm" svg:height="12.481cm" xlink:href=".." xlink:type="simple" chart:class="chart:scatter" chart:style-name="ch1">
        <chart:title svg:x="9.505cm" svg:y="0.385cm" chart:style-name="ch2">
          <text:p>IR Analyse</text:p>
        </chart:title>
        <chart:legend chart:legend-position="end" svg:x="17.541cm" svg:y="5.666cm" style:legend-expansion="high" chart:style-name="ch3"/>
        <chart:plot-area chart:style-name="ch4" table:cell-range-address="Tabelle1.A9:Tabelle1.C42 Tabelle1.B3:Tabelle1.C3" chart:data-source-has-labels="row" svg:x="1.463cm" svg:y="1.911cm" svg:width="15.228cm" svg:height="9.313cm">
          <chartooo:coordinate-region svg:x="2.27cm" svg:y="2.124cm" svg:width="14.141cm" svg:height="8.427cm"/>
          <chart:axis chart:dimension="x" chart:name="primary-x" chart:style-name="ch5">
            <chart:title svg:x="7.988cm" svg:y="11.474cm" chart:style-name="ch6">
              <text:p>Abstand (mm)</text:p>
            </chart:title>
            <chart:grid chart:style-name="ch7" chart:class="major"/>
          </chart:axis>
          <chart:axis chart:dimension="y" chart:name="primary-y" chart:style-name="ch8">
            <chart:title svg:x="0.451cm" svg:y="7.325cm" chart:style-name="ch9">
              <text:p>Messwert</text:p>
            </chart:title>
            <chart:grid chart:style-name="ch7" chart:class="major"/>
          </chart:axis>
          <chart:series chart:style-name="ch10" chart:values-cell-range-address="Tabelle1.B9:Tabelle1.B42" chart:label-cell-address="Tabelle1.B3:Tabelle1.B3" chart:class="chart:scatter">
            <chart:domain table:cell-range-address="Tabelle1.A9:Tabelle1.A42"/>
            <chart:data-point chart:repeated="34"/>
          </chart:series>
          <chart:series chart:style-name="ch11" chart:values-cell-range-address="Tabelle1.C9:Tabelle1.C42" chart:label-cell-address="Tabelle1.C3:Tabelle1.C3" chart:class="chart:scatter">
            <chart:data-point chart:repeated="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oh Daten</text:p>
                <draw:g>
                  <svg:desc>Tabelle1.B3:Tabelle1.B3</svg:desc>
                </draw:g>
              </table:table-cell>
              <table:table-cell office:value-type="string">
                <text:p>Gefilterte Daten</text:p>
                <draw:g>
                  <svg:desc>Tabelle1.C3:Tabelle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">
                <text:p>150</text:p>
                <draw:g>
                  <svg:desc>Tabelle1.A9:Tabelle1.A42</svg:desc>
                </draw:g>
              </table:table-cell>
              <table:table-cell office:value-type="float" office:value="9">
                <text:p>9</text:p>
                <draw:g>
                  <svg:desc>Tabelle1.B9:Tabelle1.B42</svg:desc>
                </draw:g>
              </table:table-cell>
              <table:table-cell office:value-type="float" office:value="0">
                <text:p>0</text:p>
                <draw:g>
                  <svg:desc>Tabelle1.C9:Tabelle1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">
                <text:p>14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">
                <text:p>1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53">
                <text:p>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78">
                <text:p>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91">
                <text:p>9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11">
                <text:p>11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34">
                <text:p>13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172">
                <text:p>17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223">
                <text:p>22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2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21cm" svg:height="8.775cm" xlink:href=".." xlink:type="simple" chart:class="chart:scatter" chart:style-name="ch1">
        <chart:title svg:x="7.582cm" svg:y="0.311cm" chart:style-name="ch2">
          <text:p>IR Analyse</text:p>
        </chart:title>
        <chart:subtitle svg:x="6.351cm" svg:y="1.265cm" chart:style-name="ch3">
          <text:p>logarithmische Darstellung</text:p>
        </chart:subtitle>
        <chart:legend chart:legend-position="end" svg:x="13.934cm" svg:y="3.813cm" style:legend-expansion="high" chart:style-name="ch4"/>
        <chart:plot-area chart:style-name="ch5" table:cell-range-address="Tabelle1.A9:Tabelle1.A42 Tabelle1.D3:Tabelle1.E3 Tabelle1.D9:Tabelle1.E42" chart:data-source-has-labels="row" svg:x="1.386cm" svg:y="2.298cm" svg:width="11.852cm" svg:height="5.294cm">
          <chartooo:coordinate-region svg:x="2.113cm" svg:y="2.511cm" svg:width="10.845cm" svg:height="4.408cm"/>
          <chart:axis chart:dimension="x" chart:name="primary-x" chart:style-name="ch6">
            <chart:title svg:x="6.223cm" svg:y="7.768cm" chart:style-name="ch7">
              <text:p>Abstand (mm)</text:p>
            </chart:title>
          </chart:axis>
          <chart:axis chart:dimension="y" chart:name="primary-y" chart:style-name="ch6">
            <chart:title svg:x="0.451cm" svg:y="6.034cm" chart:style-name="ch8">
              <text:p>log(Messwert)</text:p>
            </chart:title>
            <chart:grid chart:style-name="ch9" chart:class="major"/>
          </chart:axis>
          <chart:series chart:style-name="ch10" chart:values-cell-range-address="Tabelle1.D9:Tabelle1.D42" chart:label-cell-address="Tabelle1.D3:Tabelle1.D3" chart:class="chart:scatter">
            <chart:domain table:cell-range-address="Tabelle1.A9:Tabelle1.A42"/>
            <chart:data-point chart:repeated="34"/>
          </chart:series>
          <chart:series chart:style-name="ch11" chart:values-cell-range-address="Tabelle1.E9:Tabelle1.E42" chart:label-cell-address="Tabelle1.E3:Tabelle1.E3" chart:class="chart:scatter">
            <chart:data-point chart:repeated="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log(roh Daten)</text:p>
                <draw:g>
                  <svg:desc>Tabelle1.D3:Tabelle1.D3</svg:desc>
                </draw:g>
              </table:table-cell>
              <table:table-cell office:value-type="string">
                <text:p>log(gefiltert)</text:p>
                <draw:g>
                  <svg:desc>Tabelle1.E3:Tabe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">
                <text:p>150</text:p>
                <draw:g>
                  <svg:desc>Tabelle1.A9:Tabelle1.A42</svg:desc>
                </draw:g>
              </table:table-cell>
              <table:table-cell office:value-type="float" office:value="0.954242509439325">
                <text:p>0.954242509439325</text:p>
                <draw:g>
                  <svg:desc>Tabelle1.D9:Tabelle1.D42</svg:desc>
                </draw:g>
              </table:table-cell>
              <table:table-cell office:value-type="float" office:value="0">
                <text:p>0</text:p>
                <draw:g>
                  <svg:desc>Tabelle1.E9:Tabelle1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">
                <text:p>140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">
                <text:p>130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1.04139268515823">
                <text:p>1.0413926851582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.11394335230684">
                <text:p>1.11394335230684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.14612803567824">
                <text:p>1.1461280356782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1.25527250510331">
                <text:p>1.25527250510331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.32221929473392">
                <text:p>1.32221929473392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1.38021124171161">
                <text:p>1.38021124171161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1.46239799789896">
                <text:p>1.46239799789896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1.51851393987789">
                <text:p>1.51851393987789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1.57978359661681">
                <text:p>1.57978359661681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1.64345267648619">
                <text:p>1.64345267648619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1.72427586960079">
                <text:p>1.72427586960079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1.77815125038364">
                <text:p>1.77815125038364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.82607480270083">
                <text:p>1.82607480270083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.89209460269048">
                <text:p>1.89209460269048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.95904139232109">
                <text:p>1.95904139232109</text:p>
              </table:table-cell>
              <table:table-cell office:value-type="float" office:value="1.92427928606188">
                <text:p>1.92427928606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2.04532297878666">
                <text:p>2.04532297878666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2.12710479836481">
                <text:p>2.12710479836481</text:p>
              </table:table-cell>
              <table:table-cell office:value-type="float" office:value="2.10380372095596">
                <text:p>2.103803720955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2.23552844690755">
                <text:p>2.23552844690755</text:p>
              </table:table-cell>
              <table:table-cell office:value-type="float" office:value="2.21748394421391">
                <text:p>2.217483944213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2.34830486304816">
                <text:p>2.34830486304816</text:p>
              </table:table-cell>
              <table:table-cell office:value-type="float" office:value="2.33445375115093">
                <text:p>2.334453751150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.40654018043395">
                <text:p>2.40654018043395</text:p>
              </table:table-cell>
              <table:table-cell office:value-type="float" office:value="2.39619934709574">
                <text:p>2.396199347095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2.40654018043395">
                <text:p>2.40654018043395</text:p>
              </table:table-cell>
              <table:table-cell office:value-type="float" office:value="2.39619934709574">
                <text:p>2.396199347095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2.40654018043395">
                <text:p>2.40654018043395</text:p>
              </table:table-cell>
              <table:table-cell office:value-type="float" office:value="2.39619934709574">
                <text:p>2.39619934709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.40654018043395">
                <text:p>2.40654018043395</text:p>
              </table:table-cell>
              <table:table-cell office:value-type="float" office:value="2.39619934709574">
                <text:p>2.396199347095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.40654018043395">
                <text:p>2.40654018043395</text:p>
              </table:table-cell>
              <table:table-cell office:value-type="float" office:value="2.39619934709574">
                <text:p>2.396199347095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>
        <chart:symbol-image/>
      </style:chart-properties>
      <style:graphic-properties svg:stroke-width="0.02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87cm" xlink:href=".." xlink:type="simple" chart:class="chart:scatter" chart:style-name="ch1">
        <chart:title svg:x="6.938cm" svg:y="0.315cm" chart:style-name="ch2">
          <text:p>IR gefiltert</text:p>
        </chart:title>
        <chart:subtitle svg:x="6.475cm" svg:y="1.273cm" chart:style-name="ch3">
          <text:p>je 30 Messungen</text:p>
        </chart:subtitle>
        <chart:legend chart:legend-position="end" svg:x="11.56cm" svg:y="3.919cm" style:legend-expansion="high" chart:style-name="ch4"/>
        <chart:plot-area chart:style-name="ch5" table:cell-range-address="Tabelle1.A50:Tabelle1.W50 Tabelle1.A52:Tabelle1.W53" chart:data-source-has-labels="column" svg:x="1.358cm" svg:y="2.314cm" svg:width="9.562cm" svg:height="5.486cm">
          <chartooo:coordinate-region svg:x="2.165cm" svg:y="2.527cm" svg:width="8.475cm" svg:height="4.6cm"/>
          <chart:axis chart:dimension="x" chart:name="primary-x" chart:style-name="ch6">
            <chart:title svg:x="5.05cm" svg:y="7.98cm" chart:style-name="ch7">
              <text:p>Abstand (mm)</text:p>
            </chart:title>
          </chart:axis>
          <chart:axis chart:dimension="y" chart:name="primary-y" chart:style-name="ch6">
            <chart:title svg:x="0.451cm" svg:y="5.815cm" chart:style-name="ch8">
              <text:p>Messwert</text:p>
            </chart:title>
            <chart:grid chart:style-name="ch9" chart:class="major"/>
          </chart:axis>
          <chart:series chart:style-name="ch10" chart:values-cell-range-address="Tabelle1.B52:Tabelle1.W52" chart:label-cell-address="Tabelle1.A52:Tabelle1.A52" chart:class="chart:scatter">
            <chart:domain table:cell-range-address="Tabelle1.B50:Tabelle1.W50"/>
            <chart:data-point chart:repeated="22"/>
          </chart:series>
          <chart:series chart:style-name="ch11" chart:values-cell-range-address="Tabelle1.B53:Tabelle1.W53" chart:label-cell-address="Tabelle1.A53:Tabelle1.A53" chart:class="chart:scatte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Zeile 50</text:p>
                <draw:g>
                  <svg:desc/>
                </draw:g>
              </table:table-cell>
              <table:table-cell office:value-type="float" office:value="220">
                <text:p>220</text:p>
                <draw:g>
                  <svg:desc>Tabelle1.B50:Tabelle1.W50</svg:desc>
                </draw:g>
              </table:table-cell>
              <table:table-cell office:value-type="float" office:value="210">
                <text:p>21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180">
                <text:p>180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  <table:table-cell office:value-type="float" office:value="140">
                <text:p>140</text:p>
              </table:table-cell>
              <table:table-cell office:value-type="float" office:value="130">
                <text:p>130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ittelwert</text:p>
                <draw:g>
                  <svg:desc>Tabelle1.A52:Tabelle1.A52</svg:desc>
                </draw:g>
              </table:table-cell>
              <table:table-cell office:value-type="float" office:value="27.1538461538462">
                <text:p>27.1538461538462</text:p>
                <draw:g>
                  <svg:desc>Tabelle1.B52:Tabelle1.W52</svg:desc>
                </draw:g>
              </table:table-cell>
              <table:table-cell office:value-type="float" office:value="26.5128205128205">
                <text:p>26.5128205128205</text:p>
              </table:table-cell>
              <table:table-cell office:value-type="float" office:value="36.1025641025641">
                <text:p>36.1025641025641</text:p>
              </table:table-cell>
              <table:table-cell office:value-type="float" office:value="40.974358974359">
                <text:p>40.974358974359</text:p>
              </table:table-cell>
              <table:table-cell office:value-type="float" office:value="47.1282051282051">
                <text:p>47.1282051282051</text:p>
              </table:table-cell>
              <table:table-cell office:value-type="float" office:value="56.4358974358974">
                <text:p>56.4358974358974</text:p>
              </table:table-cell>
              <table:table-cell office:value-type="float" office:value="62.8717948717949">
                <text:p>62.8717948717949</text:p>
              </table:table-cell>
              <table:table-cell office:value-type="float" office:value="71.6923076923077">
                <text:p>71.6923076923077</text:p>
              </table:table-cell>
              <table:table-cell office:value-type="float" office:value="80.4871794871795">
                <text:p>80.4871794871795</text:p>
              </table:table-cell>
              <table:table-cell office:value-type="float" office:value="87.4615384615385">
                <text:p>87.4615384615385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103.435897435897">
                <text:p>103.435897435897</text:p>
              </table:table-cell>
              <table:table-cell office:value-type="float" office:value="111.512820512821">
                <text:p>111.512820512821</text:p>
              </table:table-cell>
              <table:table-cell office:value-type="float" office:value="121.538461538462">
                <text:p>121.538461538462</text:p>
              </table:table-cell>
              <table:table-cell office:value-type="float" office:value="130.512820512821">
                <text:p>130.512820512821</text:p>
              </table:table-cell>
              <table:table-cell office:value-type="float" office:value="140.923076923077">
                <text:p>140.923076923077</text:p>
              </table:table-cell>
              <table:table-cell office:value-type="float" office:value="152.307692307692">
                <text:p>152.307692307692</text:p>
              </table:table-cell>
              <table:table-cell office:value-type="float" office:value="166">
                <text:p>166</text:p>
              </table:table-cell>
              <table:table-cell office:value-type="float" office:value="181.974358974359">
                <text:p>181.974358974359</text:p>
              </table:table-cell>
              <table:table-cell office:value-type="float" office:value="202">
                <text:p>202</text:p>
              </table:table-cell>
              <table:table-cell office:value-type="float" office:value="233">
                <text:p>23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Standartabweichung</text:p>
                <draw:g>
                  <svg:desc>Tabelle1.A53:Tabelle1.A53</svg:desc>
                </draw:g>
              </table:table-cell>
              <table:table-cell office:value-type="float" office:value="10.764313510119">
                <text:p>10.764313510119</text:p>
                <draw:g>
                  <svg:desc>Tabelle1.B53:Tabelle1.W53</svg:desc>
                </draw:g>
              </table:table-cell>
              <table:table-cell office:value-type="float" office:value="10.8648922654862">
                <text:p>10.8648922654862</text:p>
              </table:table-cell>
              <table:table-cell office:value-type="float" office:value="10.1716708553317">
                <text:p>10.1716708553317</text:p>
              </table:table-cell>
              <table:table-cell office:value-type="float" office:value="8.60993055625513">
                <text:p>8.60993055625513</text:p>
              </table:table-cell>
              <table:table-cell office:value-type="float" office:value="6.32530210295581">
                <text:p>6.32530210295581</text:p>
              </table:table-cell>
              <table:table-cell office:value-type="float" office:value="6.64432829678964">
                <text:p>6.64432829678964</text:p>
              </table:table-cell>
              <table:table-cell office:value-type="float" office:value="5.4006797193038">
                <text:p>5.4006797193038</text:p>
              </table:table-cell>
              <table:table-cell office:value-type="float" office:value="5.97870715717496">
                <text:p>5.97870715717496</text:p>
              </table:table-cell>
              <table:table-cell office:value-type="float" office:value="3.05968518222137">
                <text:p>3.05968518222137</text:p>
              </table:table-cell>
              <table:table-cell office:value-type="float" office:value="2.82699537212357">
                <text:p>2.82699537212357</text:p>
              </table:table-cell>
              <table:table-cell office:value-type="float" office:value="2.18045544896296">
                <text:p>2.18045544896296</text:p>
              </table:table-cell>
              <table:table-cell office:value-type="float" office:value="2.35969301967407">
                <text:p>2.35969301967407</text:p>
              </table:table-cell>
              <table:table-cell office:value-type="float" office:value="2.97243294707068">
                <text:p>2.97243294707068</text:p>
              </table:table-cell>
              <table:table-cell office:value-type="float" office:value="1.02202466357494">
                <text:p>1.02202466357494</text:p>
              </table:table-cell>
              <table:table-cell office:value-type="float" office:value="0.969856062890802">
                <text:p>0.969856062890802</text:p>
              </table:table-cell>
              <table:table-cell office:value-type="float" office:value="0.532354026674542">
                <text:p>0.532354026674542</text:p>
              </table:table-cell>
              <table:table-cell office:value-type="float" office:value="0.569110393224472">
                <text:p>0.569110393224472</text:p>
              </table:table-cell>
              <table:table-cell office:value-type="float" office:value="0.229415733870562">
                <text:p>0.229415733870562</text:p>
              </table:table-cell>
              <table:table-cell office:value-type="float" office:value="0.160128153805087">
                <text:p>0.160128153805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